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1.2701in"/>
    </style:style>
    <style:style style:name="co4" style:family="table-column">
      <style:table-column-properties fo:break-before="auto" style:column-width="1.1311in"/>
    </style:style>
    <style:style style:name="co5" style:family="table-column">
      <style:table-column-properties fo:break-before="auto" style:column-width="1.0992in"/>
    </style:style>
    <style:style style:name="co6" style:family="table-column">
      <style:table-column-properties fo:break-before="auto" style:column-width="2.4764in"/>
    </style:style>
    <style:style style:name="co7" style:family="table-column">
      <style:table-column-properties fo:break-before="auto" style:column-width="1.7189in"/>
    </style:style>
    <style:style style:name="co8" style:family="table-column">
      <style:table-column-properties fo:break-before="auto" style:column-width="5.7437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8429in"/>
    </style:style>
    <style:style style:name="co11" style:family="table-column">
      <style:table-column-properties fo:break-before="auto" style:column-width="1.0354in"/>
    </style:style>
    <style:style style:name="co12" style:family="table-column">
      <style:table-column-properties fo:break-before="auto" style:column-width="2.2098in"/>
    </style:style>
    <style:style style:name="co13" style:family="table-column">
      <style:table-column-properties fo:break-before="auto" style:column-width="3.5016in"/>
    </style:style>
    <style:style style:name="co14" style:family="table-column">
      <style:table-column-properties fo:break-before="auto" style:column-width="1.4516in"/>
    </style:style>
    <style:style style:name="co15" style:family="table-column">
      <style:table-column-properties fo:break-before="auto" style:column-width="0.6299in"/>
    </style:style>
    <style:style style:name="co16" style:family="table-column">
      <style:table-column-properties fo:break-before="auto" style:column-width="1.5264in"/>
    </style:style>
    <style:style style:name="co17" style:family="table-column">
      <style:table-column-properties fo:break-before="auto" style:column-width="1.2165in"/>
    </style:style>
    <style:style style:name="co18" style:family="table-column">
      <style:table-column-properties fo:break-before="auto" style:column-width="1.8681in"/>
    </style:style>
    <style:style style:name="co19" style:family="table-column">
      <style:table-column-properties fo:break-before="auto" style:column-width="5.1244in"/>
    </style:style>
    <style:style style:name="co20" style:family="table-column">
      <style:table-column-properties fo:break-before="auto" style:column-width="0.6508in"/>
    </style:style>
    <style:style style:name="co21" style:family="table-column">
      <style:table-column-properties fo:break-before="auto" style:column-width="1.8783in"/>
    </style:style>
    <style:style style:name="co22" style:family="table-column">
      <style:table-column-properties fo:break-before="auto" style:column-width="1.5161in"/>
    </style:style>
    <style:style style:name="co23" style:family="table-column">
      <style:table-column-properties fo:break-before="auto" style:column-width="3.0319in"/>
    </style:style>
    <style:style style:name="co24" style:family="table-column">
      <style:table-column-properties fo:break-before="auto" style:column-width="0.6189in"/>
    </style:style>
    <style:style style:name="co25" style:family="table-column">
      <style:table-column-properties fo:break-before="auto" style:column-width="1.089in"/>
    </style:style>
    <style:style style:name="co26" style:family="table-column">
      <style:table-column-properties fo:break-before="auto" style:column-width="1.078in"/>
    </style:style>
    <style:style style:name="co27" style:family="table-column">
      <style:table-column-properties fo:break-before="auto" style:column-width="1.0673in"/>
    </style:style>
    <style:style style:name="co28" style:family="table-column">
      <style:table-column-properties fo:break-before="auto" style:column-width="5.1882in"/>
    </style:style>
    <style:style style:name="co29" style:family="table-column">
      <style:table-column-properties fo:break-before="auto" style:column-width="1.2807in"/>
    </style:style>
    <style:style style:name="co30" style:family="table-column">
      <style:table-column-properties fo:break-before="auto" style:column-width="1.0571in"/>
    </style:style>
    <style:style style:name="co31" style:family="table-column">
      <style:table-column-properties fo:break-before="auto" style:column-width="1.1209in"/>
    </style:style>
    <style:style style:name="co32" style:family="table-column">
      <style:table-column-properties fo:break-before="auto" style:column-width="1.0244in"/>
    </style:style>
    <style:style style:name="co33" style:family="table-column">
      <style:table-column-properties fo:break-before="auto" style:column-width="1.7402in"/>
    </style:style>
    <style:style style:name="co34" style:family="table-column">
      <style:table-column-properties fo:break-before="auto" style:column-width="2.0173in"/>
    </style:style>
    <style:style style:name="co35" style:family="table-column">
      <style:table-column-properties fo:break-before="auto" style:column-width="3.0957in"/>
    </style:style>
    <style:style style:name="co36" style:family="table-column">
      <style:table-column-properties fo:break-before="auto" style:column-width="1.4874in"/>
    </style:style>
    <style:style style:name="co37" style:family="table-column">
      <style:table-column-properties fo:break-before="auto" style:column-width="2.2854in"/>
    </style:style>
    <style:style style:name="co38" style:family="table-column">
      <style:table-column-properties fo:break-before="auto" style:column-width="1.5417in"/>
    </style:style>
    <style:style style:name="co39" style:family="table-column">
      <style:table-column-properties fo:break-before="auto" style:column-width="4.096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fo:color="#000000"/>
    </style:style>
    <style:style style:name="ce12" style:family="table-cell" style:parent-style-name="Default">
      <style:text-properties style:font-name="Monospace" style:font-name-asian="Monospace" style:font-name-complex="Monospace" style:font-size-complex="5.69999980926514pt"/>
    </style:style>
    <style:style style:name="ce13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100">
      <style:table-cell-properties fo:wrap-option="wrap"/>
    </style:style>
    <style:style style:name="ce15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6" style:family="table-cell" style:parent-style-name="Default" style:data-style-name="N37"/>
    <style:style style:name="T1" style:family="text">
      <style:text-properties fo:color="#2a00ff" style:font-name="Monospace" fo:font-size="10pt" style:font-name-asian="Monospace" style:font-size-asian="10pt" style:font-name-complex="Monospace" style:font-size-complex="5.69999980926514pt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5.69999980926514pt"/>
    </style:style>
  </office:automatic-styles>
  <office:body>
    <office:spreadsheet>
      <table:table table:name="All Databases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>
            <text:p>Database Name</text:p>
          </table:table-cell>
          <table:table-cell table:style-name="ce4" office:value-type="string">
            <text:p>Version</text:p>
          </table:table-cell>
          <table:table-cell table:style-name="ce7" office:value-type="string">
            <text:p>OS</text:p>
          </table:table-cell>
          <table:table-cell table:style-name="ce7" office:value-type="string">
            <text:p>Hostname</text:p>
          </table:table-cell>
          <table:table-cell table:style-name="ce7" office:value-type="string">
            <text:p>IP Address</text:p>
          </table:table-cell>
          <table:table-cell table:style-name="ce8" office:value-type="string">
            <text:p>Port</text:p>
          </table:table-cell>
          <table:table-cell table:style-name="ce1" office:value-type="string">
            <text:p>Install Path</text:p>
          </table:table-cell>
          <table:table-cell table:style-name="ce1" office:value-type="string">
            <text:p>Credentials</text:p>
          </table:table-cell>
          <table:table-cell table:style-name="ce7" office:value-type="string">
            <text:p>JDBC URL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rontbase</text:p>
          </table:table-cell>
          <table:table-cell office:value-type="float" office:value="39540">
            <text:p>39540</text:p>
          </table:table-cell>
          <table:table-cell office:value-type="string">
            <text:p>OS X 10.5</text:p>
          </table:table-cell>
          <table:table-cell office:value-type="string">
            <text:p>mac</text:p>
          </table:table-cell>
          <table:table-cell office:value-type="string">
            <text:p>10.0.1.10</text:p>
          </table:table-cell>
          <table:table-cell office:value-type="string">
            <text:p>60267/60271</text:p>
          </table:table-cell>
          <table:table-cell office:value-type="string">
            <text:p>/Library/FrontBase</text:p>
          </table:table-cell>
          <table:table-cell office:value-type="string">
            <text:p>dbcopy/ </text:p>
          </table:table-cell>
          <table:table-cell office:value-type="string">
            <text:p>jdbc:FrontBase://192.168.1.128/dbcopydest</text:p>
          </table:table-cell>
          <table:table-cell table:number-columns-repeated="247"/>
        </table:table-row>
        <table:table-row table:style-name="ro2">
          <table:table-cell office:value-type="string">
            <text:p>MySQL</text:p>
          </table:table-cell>
          <table:table-cell office:value-type="string">
            <text:p>4.1.22</text:p>
          </table:table-cell>
          <table:table-cell office:value-type="string">
            <text:p>Win2K Pro</text:p>
          </table:table-cell>
          <table:table-cell/>
          <table:table-cell office:value-type="string">
            <text:p>10.0.1.43</text:p>
          </table:table-cell>
          <table:table-cell office:value-type="float" office:value="3306">
            <text:p>3306</text:p>
          </table:table-cell>
          <table:table-cell office:value-type="string">
            <text:p>c:\tools\MySQL_Server_4.1</text:p>
          </table:table-cell>
          <table:table-cell office:value-type="string">
            <text:p>root/password; dbcopy/password</text:p>
          </table:table-cell>
          <table:table-cell office:value-type="string">
            <text:p>jdbc:mysql://192.168.1.132:3306/dbcopydest</text:p>
          </table:table-cell>
          <table:table-cell table:number-columns-repeated="247"/>
        </table:table-row>
        <table:table-row table:style-name="ro3">
          <table:table-cell office:value-type="string">
            <text:p>SAP MAXDB</text:p>
          </table:table-cell>
          <table:table-cell office:value-type="string">
            <text:p>KERNEL <text:s text:c="3"/>7.6.03 <text:s text:c="2"/>BUILD 015-121-173-107</text:p>
          </table:table-cell>
          <table:table-cell office:value-type="string">
            <text:p>Ubuntu</text:p>
          </table:table-cell>
          <table:table-cell office:value-type="string">
            <text:p>dell</text:p>
          </table:table-cell>
          <table:table-cell office:value-type="string">
            <text:p>10.0.1.130</text:p>
          </table:table-cell>
          <table:table-cell office:value-type="string">
            <text:p>default</text:p>
          </table:table-cell>
          <table:table-cell office:value-type="string">
            <text:p>/opt/maxdb</text:p>
          </table:table-cell>
          <table:table-cell office:value-type="string">
            <text:p>dbcopy/password; dbcopysrc/password; dbcopydest/password</text:p>
          </table:table-cell>
          <table:table-cell office:value-type="string">
            <text:p>jdbc:sapdb://localhost/MAXDB1</text:p>
          </table:table-cell>
          <table:table-cell table:number-columns-repeated="247"/>
        </table:table-row>
        <table:table-row table:style-name="ro1">
          <table:table-cell office:value-type="string">
            <text:p>One$DB</text:p>
          </table:table-cell>
          <table:table-cell office:value-type="string">
            <text:p>4.1 </text:p>
          </table:table-cell>
          <table:table-cell office:value-type="string">
            <text:p>Ubuntu</text:p>
          </table:table-cell>
          <table:table-cell office:value-type="string">
            <text:p>dell</text:p>
          </table:table-cell>
          <table:table-cell office:value-type="string">
            <text:p>10.0.1.130</text:p>
          </table:table-cell>
          <table:table-cell office:value-type="float" office:value="3456">
            <text:p>3456</text:p>
          </table:table-cell>
          <table:table-cell office:value-type="string">
            <text:p>/opt/OneDollarDB4_1</text:p>
          </table:table-cell>
          <table:table-cell office:value-type="string">
            <text:p>dbcopy/password</text:p>
          </table:table-cell>
          <table:table-cell office:value-type="string">
            <text:p>jdbc:daffodilDB://localhost:3456/dbcopydest</text:p>
          </table:table-cell>
          <table:table-cell table:number-columns-repeated="247"/>
        </table:table-row>
        <table:table-row table:style-name="ro1">
          <table:table-cell office:value-type="string">
            <text:p>PostgreSQL</text:p>
          </table:table-cell>
          <table:table-cell office:value-type="string">
            <text:p>8.2.6</text:p>
          </table:table-cell>
          <table:table-cell office:value-type="string">
            <text:p>Ubuntu</text:p>
          </table:table-cell>
          <table:table-cell office:value-type="string">
            <text:p>dell</text:p>
          </table:table-cell>
          <table:table-cell office:value-type="string">
            <text:p>10.0.1.130</text:p>
          </table:table-cell>
          <table:table-cell office:value-type="float" office:value="5432">
            <text:p>5432</text:p>
          </table:table-cell>
          <table:table-cell office:value-type="string">
            <text:p>/var/lib/postgresql/8.2/main</text:p>
          </table:table-cell>
          <table:table-cell office:value-type="string">
            <text:p>dbcopy/password</text:p>
          </table:table-cell>
          <table:table-cell office:value-type="string">
            <text:p><text:span text:style-name="T1">jdbc</text:span><text:span text:style-name="T2">:</text:span><text:span text:style-name="T1">postgresql://localhost:5432/dbcopydest</text:span></text:p>
          </table:table-cell>
          <table:table-cell table:number-columns-repeated="247"/>
        </table:table-row>
        <table:table-row table:style-name="ro2">
          <table:table-cell office:value-type="string">
            <text:p>PointBase</text:p>
          </table:table-cell>
          <table:table-cell office:value-type="string">
            <text:p>5.1 ECF build 300</text:p>
          </table:table-cell>
          <table:table-cell office:value-type="string">
            <text:p>Ubuntu</text:p>
          </table:table-cell>
          <table:table-cell office:value-type="string">
            <text:p>dell</text:p>
          </table:table-cell>
          <table:table-cell office:value-type="string">
            <text:p>10.0.1.130</text:p>
          </table:table-cell>
          <table:table-cell office:value-type="float" office:value="9192">
            <text:p>9192</text:p>
          </table:table-cell>
          <table:table-cell office:value-type="string">
            <text:p>/opt/bea/wlserver_10.0/common/eval/pointbase</text:p>
          </table:table-cell>
          <table:table-cell office:value-type="string">
            <text:p>dbcopy/password</text:p>
          </table:table-cell>
          <table:table-cell office:value-type="string">
            <text:p>jdbc:PointBase://localhost:9192/dbcopydest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FireBird</text:p>
          </table:table-cell>
          <table:table-cell table:style-name="ce3" office:value-type="string">
            <text:p>1.5</text:p>
          </table:table-cell>
          <table:table-cell office:value-type="string">
            <text:p>Ubuntu</text:p>
          </table:table-cell>
          <table:table-cell office:value-type="string">
            <text:p>dell</text:p>
          </table:table-cell>
          <table:table-cell office:value-type="string">
            <text:p>10.0.1.130</text:p>
          </table:table-cell>
          <table:table-cell table:style-name="ce3" office:value-type="float" office:value="3050">
            <text:p>3050</text:p>
          </table:table-cell>
          <table:table-cell office:value-type="string">
            <text:p>/usr/lib/firebird2</text:p>
          </table:table-cell>
          <table:table-cell table:style-name="Default" office:value-type="string">
            <text:p>dbcopy/password</text:p>
          </table:table-cell>
          <table:table-cell office:value-type="string">
            <text:p>jdbc:firebirdsql://localhost:3050/dbcopydest</text:p>
          </table:table-cell>
          <table:table-cell table:number-columns-repeated="247"/>
        </table:table-row>
        <table:table-row table:style-name="ro1">
          <table:table-cell office:value-type="string">
            <text:p>Informix</text:p>
          </table:table-cell>
          <table:table-cell office:value-type="string">
            <text:p>10.00.UC5I1</text:p>
          </table:table-cell>
          <table:table-cell office:value-type="string">
            <text:p>Ubuntu</text:p>
          </table:table-cell>
          <table:table-cell office:value-type="string">
            <text:p>dell</text:p>
          </table:table-cell>
          <table:table-cell office:value-type="string">
            <text:p>10.0.1.130</text:p>
          </table:table-cell>
          <table:table-cell office:value-type="float" office:value="9088">
            <text:p>9088</text:p>
          </table:table-cell>
          <table:table-cell office:value-type="string">
            <text:p>/opt/informix</text:p>
          </table:table-cell>
          <table:table-cell office:value-type="string">
            <text:p>informix/password</text:p>
          </table:table-cell>
          <table:table-cell office:value-type="string">
            <text:p>jdbc:informix-sqli://10.0.1.130:9088/dbcopydest:INFORMIXSERVER=sockets_srvr</text:p>
          </table:table-cell>
          <table:table-cell table:number-columns-repeated="247"/>
        </table:table-row>
        <table:table-row table:style-name="ro3">
          <table:table-cell office:value-type="string">
            <text:p>MySQL</text:p>
          </table:table-cell>
          <table:table-cell office:value-type="string">
            <text:p>5.0.38-Ubuntu_0ubuntu1.2-log</text:p>
          </table:table-cell>
          <table:table-cell office:value-type="string">
            <text:p>Ubuntu</text:p>
          </table:table-cell>
          <table:table-cell office:value-type="string">
            <text:p>dell</text:p>
          </table:table-cell>
          <table:table-cell office:value-type="string">
            <text:p>10.0.1.130</text:p>
          </table:table-cell>
          <table:table-cell office:value-type="float" office:value="3306">
            <text:p>3306</text:p>
          </table:table-cell>
          <table:table-cell office:value-type="string">
            <text:p>/var/lib/mysql/</text:p>
          </table:table-cell>
          <table:table-cell office:value-type="string">
            <text:p>root/password; dbcopy/password</text:p>
          </table:table-cell>
          <table:table-cell office:value-type="string">
            <text:p>jdbc:mysql://localhost:3306/dbcopydest</text:p>
          </table:table-cell>
          <table:table-cell table:number-columns-repeated="247"/>
        </table:table-row>
        <table:table-row table:style-name="ro1">
          <table:table-cell office:value-type="string">
            <text:p>Progress OpenEdge</text:p>
          </table:table-cell>
          <table:table-cell office:value-type="string">
            <text:p>10.1C</text:p>
          </table:table-cell>
          <table:table-cell office:value-type="string">
            <text:p>WinXP</text:p>
          </table:table-cell>
          <table:table-cell office:value-type="string">
            <text:p>rob-ia6s9z4nquo</text:p>
          </table:table-cell>
          <table:table-cell office:value-type="string">
            <text:p>10.0.1.42</text:p>
          </table:table-cell>
          <table:table-cell office:value-type="float" office:value="20937">
            <text:p>20937</text:p>
          </table:table-cell>
          <table:table-cell office:value-type="string">
            <text:p>c:\tools\progress</text:p>
          </table:table-cell>
          <table:table-cell office:value-type="string">
            <text:p>manningr/password</text:p>
          </table:table-cell>
          <table:table-cell office:value-type="string">
            <text:p>jdbc:datadirect:openedge://192.168.1.136:20937;DATABASENAME=dbcopysrc</text:p>
          </table:table-cell>
          <table:table-cell table:number-columns-repeated="247"/>
        </table:table-row>
        <table:table-row table:style-name="ro3">
          <table:table-cell office:value-type="string">
            <text:p>SQLServer 2000 Eval Edition</text:p>
          </table:table-cell>
          <table:table-cell office:value-type="string">
            <text:p>8.0.194</text:p>
          </table:table-cell>
          <table:table-cell office:value-type="string">
            <text:p>WinNT 4</text:p>
          </table:table-cell>
          <table:table-cell office:value-type="string">
            <text:p>dbservernt</text:p>
          </table:table-cell>
          <table:table-cell office:value-type="string">
            <text:p>10.0.1.45</text:p>
          </table:table-cell>
          <table:table-cell office:value-type="float" office:value="1433">
            <text:p>1433</text:p>
          </table:table-cell>
          <table:table-cell office:value-type="string">
            <text:p>E:\SQLServer_2000_Eval\data</text:p>
          </table:table-cell>
          <table:table-cell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</table:table-row>
        <table:table-row table:style-name="ro2">
          <table:table-cell office:value-type="string">
            <text:p>SQLServer 2005 Express Edition</text:p>
          </table:table-cell>
          <table:table-cell office:value-type="string">
            <text:p>9.00.3042</text:p>
          </table:table-cell>
          <table:table-cell office:value-type="string">
            <text:p>WinXP</text:p>
          </table:table-cell>
          <table:table-cell office:value-type="string">
            <text:p>rob-ia6s9z4nquo</text:p>
          </table:table-cell>
          <table:table-cell office:value-type="string">
            <text:p>10.0.1.42</text:p>
          </table:table-cell>
          <table:table-cell office:value-type="float" office:value="1433">
            <text:p>1433</text:p>
          </table:table-cell>
          <table:table-cell office:value-type="string">
            <text:p>C:\Program Files\Microsoft SQL Server\MSSQL.1\MSSQL\Data</text:p>
          </table:table-cell>
          <table:table-cell office:value-type="string">
            <text:p>dbcopy/password</text:p>
          </table:table-cell>
          <table:table-cell office:value-type="string">
            <text:p>jdbc:sqlserver://192.168.1.136\1433:1433;selectMethod=direct;lastUpdateCount=true;loginTimeout=30;</text:p>
          </table:table-cell>
          <table:table-cell table:number-columns-repeated="247"/>
        </table:table-row>
        <table:table-row table:style-name="ro1">
          <table:table-cell office:value-type="string">
            <text:p>Progress OpenEdge</text:p>
          </table:table-cell>
          <table:table-cell office:value-type="string">
            <text:p>10.1C</text:p>
          </table:table-cell>
          <table:table-cell office:value-type="string">
            <text:p>WinXP</text:p>
          </table:table-cell>
          <table:table-cell office:value-type="string">
            <text:p>rob-ia6s9z4nquo</text:p>
          </table:table-cell>
          <table:table-cell office:value-type="string">
            <text:p>10.0.1.42</text:p>
          </table:table-cell>
          <table:table-cell office:value-type="float" office:value="20935">
            <text:p>20935</text:p>
          </table:table-cell>
          <table:table-cell office:value-type="string">
            <text:p>c:\tools\progress</text:p>
          </table:table-cell>
          <table:table-cell office:value-type="string">
            <text:p>manningr/password</text:p>
          </table:table-cell>
          <table:table-cell office:value-type="string">
            <text:p>jdbc:datadirect:openedge://192.168.1.136:20935;DATABASENAME=dbcopydest</text:p>
          </table:table-cell>
          <table:table-cell table:number-columns-repeated="247"/>
        </table:table-row>
        <table:table-row table:style-name="ro1">
          <table:table-cell office:value-type="string">
            <text:p>Informix</text:p>
          </table:table-cell>
          <table:table-cell office:value-type="string">
            <text:p>10.00.UC6E</text:p>
          </table:table-cell>
          <table:table-cell office:value-type="string">
            <text:p>Suse</text:p>
          </table:table-cell>
          <table:table-cell office:value-type="string">
            <text:p>dbserver-suse</text:p>
          </table:table-cell>
          <table:table-cell office:value-type="string">
            <text:p>192.168.1.137</text:p>
          </table:table-cell>
          <table:table-cell office:value-type="float" office:value="9088">
            <text:p>9088</text:p>
          </table:table-cell>
          <table:table-cell office:value-type="string">
            <text:p>/opt/informix</text:p>
          </table:table-cell>
          <table:table-cell office:value-type="string">
            <text:p>informix/password</text:p>
          </table:table-cell>
          <table:table-cell office:value-type="string">
            <text:p>jdbc:informix-sqli://192.168.1.137:9088/ansidb:INFORMIXSERVER=demo_on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ostgreSQL</text:p>
          </table:table-cell>
          <table:table-cell office:value-type="string">
            <text:p>8.3.1</text:p>
          </table:table-cell>
          <table:table-cell office:value-type="string">
            <text:p>WinXP</text:p>
          </table:table-cell>
          <table:table-cell office:value-type="string">
            <text:p>rob-ia6s9z4nquo</text:p>
          </table:table-cell>
          <table:table-cell office:value-type="string">
            <text:p>10.0.1.42</text:p>
          </table:table-cell>
          <table:table-cell office:value-type="float" office:value="5432">
            <text:p>5432</text:p>
          </table:table-cell>
          <table:table-cell table:style-name="ce11" office:value-type="string">
            <text:p>C:\PostgreSQL8.3</text:p>
          </table:table-cell>
          <table:table-cell office:value-type="string">
            <text:p>dbcopy/password</text:p>
          </table:table-cell>
          <table:table-cell table:style-name="ce12" office:value-type="string">
            <text:p>jdbc:postgresql://10.0.1.42:5432/dbcopydest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8"/>
          <table:table-cell table:style-name="ce13"/>
          <table:table-cell table:number-columns-repeated="247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Default"/>
          <table:table-cell table:style-name="ce6"/>
          <table:table-cell table:number-columns-repeated="3"/>
          <table:table-cell table:style-name="Default" table:number-columns-repeated="3"/>
          <table:table-cell table:number-columns-repeated="248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buntu" table:style-name="ta1" table:print="false"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ce3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row table:style-name="ro2">
          <table:table-cell table:style-name="ce1" office:value-type="string">
            <text:p>Database Name</text:p>
          </table:table-cell>
          <table:table-cell table:style-name="ce4" office:value-type="string">
            <text:p>Version</text:p>
          </table:table-cell>
          <table:table-cell table:style-name="ce7" office:value-type="string">
            <text:p>OS</text:p>
          </table:table-cell>
          <table:table-cell table:style-name="ce7" office:value-type="string">
            <text:p>Hostname</text:p>
          </table:table-cell>
          <table:table-cell table:style-name="ce7" office:value-type="string">
            <text:p>IP Address</text:p>
          </table:table-cell>
          <table:table-cell table:style-name="ce8" office:value-type="string">
            <text:p>Port</text:p>
          </table:table-cell>
          <table:table-cell table:style-name="ce1" office:value-type="string">
            <text:p>Install Path</text:p>
          </table:table-cell>
          <table:table-cell table:style-name="ce1" office:value-type="string">
            <text:p>Credentials</text:p>
          </table:table-cell>
          <table:table-cell table:style-name="ce7" office:value-type="string">
            <text:p>JDBC URL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FireBird</text:p>
          </table:table-cell>
          <table:table-cell table:style-name="ce14" office:value-type="string">
            <text:p>1.5</text:p>
          </table:table-cell>
          <table:table-cell table:style-name="ce3" office:value-type="string">
            <text:p>Ubuntu</text:p>
          </table:table-cell>
          <table:table-cell office:value-type="string">
            <text:p>dell</text:p>
          </table:table-cell>
          <table:table-cell table:style-name="ce3" office:value-type="string">
            <text:p>10.0.1.30</text:p>
          </table:table-cell>
          <table:table-cell table:style-name="ce15" office:value-type="float" office:value="3050">
            <text:p>3050</text:p>
          </table:table-cell>
          <table:table-cell table:style-name="ce10" office:value-type="string">
            <text:p>/usr/lib/firebird2</text:p>
          </table:table-cell>
          <table:table-cell table:style-name="ce10" office:value-type="string">
            <text:p>dbcopy/password</text:p>
          </table:table-cell>
          <table:table-cell office:value-type="string">
            <text:p>jdbc:firebirdsql://localhost:3050/dbcopydest</text:p>
          </table:table-cell>
        </table:table-row>
        <table:table-row table:style-name="ro2">
          <table:table-cell table:style-name="ce2" office:value-type="string">
            <text:p>Informix</text:p>
          </table:table-cell>
          <table:table-cell table:style-name="ce14" office:value-type="string">
            <text:p>10.00.UC5I1</text:p>
          </table:table-cell>
          <table:table-cell table:style-name="ce3" office:value-type="string">
            <text:p>Ubuntu</text:p>
          </table:table-cell>
          <table:table-cell office:value-type="string">
            <text:p>dell</text:p>
          </table:table-cell>
          <table:table-cell table:style-name="ce3" office:value-type="string">
            <text:p>10.0.1.30</text:p>
          </table:table-cell>
          <table:table-cell table:style-name="ce15" office:value-type="float" office:value="9088">
            <text:p>9088</text:p>
          </table:table-cell>
          <table:table-cell table:style-name="ce10" office:value-type="string">
            <text:p>/opt/informix</text:p>
          </table:table-cell>
          <table:table-cell table:style-name="ce10" office:value-type="string">
            <text:p>informix/password</text:p>
          </table:table-cell>
          <table:table-cell office:value-type="string">
            <text:p>jdbc:informix-sqli://10.0.1.30:9088/dbcopydest:INFORMIXSERVER=sockets_srvr</text:p>
          </table:table-cell>
        </table:table-row>
        <table:table-row table:style-name="ro3">
          <table:table-cell table:style-name="ce2" office:value-type="string">
            <text:p>MySQL</text:p>
          </table:table-cell>
          <table:table-cell table:style-name="ce14" office:value-type="string">
            <text:p>5.0.38-Ubuntu_0ubuntu1.2-log</text:p>
          </table:table-cell>
          <table:table-cell table:style-name="ce3" office:value-type="string">
            <text:p>Ubuntu</text:p>
          </table:table-cell>
          <table:table-cell office:value-type="string">
            <text:p>dell</text:p>
          </table:table-cell>
          <table:table-cell table:style-name="ce3" office:value-type="string">
            <text:p>10.0.1.30</text:p>
          </table:table-cell>
          <table:table-cell table:style-name="ce15" office:value-type="float" office:value="3306">
            <text:p>3306</text:p>
          </table:table-cell>
          <table:table-cell table:style-name="ce10" office:value-type="string">
            <text:p>/var/lib/mysql/</text:p>
          </table:table-cell>
          <table:table-cell table:style-name="ce10" office:value-type="string">
            <text:p>root/password; dbcopy/password</text:p>
          </table:table-cell>
          <table:table-cell office:value-type="string">
            <text:p>jdbc:mysql://localhost:3306/dbcopydest</text:p>
          </table:table-cell>
        </table:table-row>
        <table:table-row table:style-name="ro1">
          <table:table-cell office:value-type="string">
            <text:p>One$DB</text:p>
          </table:table-cell>
          <table:table-cell office:value-type="string">
            <text:p>4.1 </text:p>
          </table:table-cell>
          <table:table-cell office:value-type="string">
            <text:p>Ubuntu</text:p>
          </table:table-cell>
          <table:table-cell office:value-type="string">
            <text:p>dell</text:p>
          </table:table-cell>
          <table:table-cell table:style-name="ce3" office:value-type="string">
            <text:p>10.0.1.30</text:p>
          </table:table-cell>
          <table:table-cell office:value-type="float" office:value="3456">
            <text:p>3456</text:p>
          </table:table-cell>
          <table:table-cell office:value-type="string">
            <text:p>/opt/OneDollarDB4_1</text:p>
          </table:table-cell>
          <table:table-cell office:value-type="string">
            <text:p>dbcopy/password</text:p>
          </table:table-cell>
          <table:table-cell office:value-type="string">
            <text:p>jdbc:daffodilDB://localhost:3456/dbcopydest</text:p>
          </table:table-cell>
        </table:table-row>
        <table:table-row table:style-name="ro2">
          <table:table-cell table:style-name="ce2" office:value-type="string">
            <text:p>PointBase</text:p>
          </table:table-cell>
          <table:table-cell table:style-name="ce14" office:value-type="string">
            <text:p>5.1 ECF build 300</text:p>
          </table:table-cell>
          <table:table-cell table:style-name="ce3" office:value-type="string">
            <text:p>Ubuntu</text:p>
          </table:table-cell>
          <table:table-cell office:value-type="string">
            <text:p>dell</text:p>
          </table:table-cell>
          <table:table-cell table:style-name="ce3" office:value-type="string">
            <text:p>10.0.1.30</text:p>
          </table:table-cell>
          <table:table-cell table:style-name="ce15" office:value-type="float" office:value="9192">
            <text:p>9192</text:p>
          </table:table-cell>
          <table:table-cell table:style-name="ce10" office:value-type="string">
            <text:p>/opt/bea/wlserver_10.0/common/eval/pointbase</text:p>
          </table:table-cell>
          <table:table-cell table:style-name="ce10" office:value-type="string">
            <text:p>dbcopy/password</text:p>
          </table:table-cell>
          <table:table-cell office:value-type="string">
            <text:p>jdbc:PointBase://localhost:9192/dbcopydest</text:p>
          </table:table-cell>
        </table:table-row>
        <table:table-row table:style-name="ro1">
          <table:table-cell office:value-type="string">
            <text:p>PostgreSQL</text:p>
          </table:table-cell>
          <table:table-cell office:value-type="string">
            <text:p>8.2.6</text:p>
          </table:table-cell>
          <table:table-cell office:value-type="string">
            <text:p>Ubuntu</text:p>
          </table:table-cell>
          <table:table-cell office:value-type="string">
            <text:p>dell</text:p>
          </table:table-cell>
          <table:table-cell table:style-name="ce3" office:value-type="string">
            <text:p>10.0.1.30</text:p>
          </table:table-cell>
          <table:table-cell office:value-type="float" office:value="5432">
            <text:p>5432</text:p>
          </table:table-cell>
          <table:table-cell office:value-type="string">
            <text:p>/var/lib/postgresql/8.2/main</text:p>
          </table:table-cell>
          <table:table-cell office:value-type="string">
            <text:p>dbcopy/password</text:p>
          </table:table-cell>
          <table:table-cell office:value-type="string">
            <text:p><text:span text:style-name="T1">jdbc</text:span><text:span text:style-name="T2">:</text:span><text:span text:style-name="T1">postgresql://localhost:5432/dbcopydest</text:span></text:p>
          </table:table-cell>
        </table:table-row>
        <table:table-row table:style-name="ro4">
          <table:table-cell table:style-name="ce2" office:value-type="string">
            <text:p>SAP MAXDB</text:p>
          </table:table-cell>
          <table:table-cell table:style-name="ce14" office:value-type="string">
            <text:p>KERNEL <text:s text:c="3"/>7.6.03 <text:s text:c="2"/>BUILD 015-121-173-107</text:p>
          </table:table-cell>
          <table:table-cell table:style-name="ce3" office:value-type="string">
            <text:p>Ubuntu</text:p>
          </table:table-cell>
          <table:table-cell office:value-type="string">
            <text:p>dell</text:p>
          </table:table-cell>
          <table:table-cell table:style-name="ce3" office:value-type="string">
            <text:p>10.0.1.30</text:p>
          </table:table-cell>
          <table:table-cell table:style-name="ce9" office:value-type="string">
            <text:p>default</text:p>
          </table:table-cell>
          <table:table-cell table:style-name="ce10" office:value-type="string">
            <text:p>/opt/maxdb</text:p>
          </table:table-cell>
          <table:table-cell table:style-name="ce10" office:value-type="string">
            <text:p>dbcopy/password; dbcopysrc/password; dbcopydest/password</text:p>
          </table:table-cell>
          <table:table-cell table:style-name="ce13" office:value-type="string">
            <text:p>jdbc:sapdb://localhost/MAXDB1</text:p>
          </table:table-cell>
        </table:table-row>
        <table:table-row table:style-name="ro1">
          <table:table-cell table:style-name="ce2"/>
          <table:table-cell table:style-name="ce14"/>
          <table:table-cell table:style-name="ce3"/>
          <table:table-cell/>
          <table:table-cell table:style-name="ce3"/>
          <table:table-cell table:style-name="ce9"/>
          <table:table-cell table:style-name="ce10" table:number-columns-repeated="2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14"/>
          <table:table-cell table:style-name="ce3"/>
          <table:table-cell/>
          <table:table-cell table:style-name="ce3"/>
          <table:table-cell table:style-name="ce9"/>
          <table:table-cell table:style-name="ce10" table:number-columns-repeated="2"/>
          <table:table-cell/>
        </table:table-row>
        <table:table-row table:style-name="ro1" table:number-rows-repeated="65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inXP" table:style-name="ta1" table:print="false">
        <office:forms form:automatic-focus="false" form:apply-design-mode="false"/>
        <table:table-column table:style-name="co14" table:default-cell-style-name="Default"/>
        <table:table-column table:style-name="co9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Default"/>
        <table:table-column table:style-name="co9" table:default-cell-style-name="ce3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row table:style-name="ro1">
          <table:table-cell table:style-name="ce1" office:value-type="string">
            <text:p>Database Name</text:p>
          </table:table-cell>
          <table:table-cell table:style-name="ce4" office:value-type="string">
            <text:p>Version</text:p>
          </table:table-cell>
          <table:table-cell table:style-name="ce7" office:value-type="string">
            <text:p>OS</text:p>
          </table:table-cell>
          <table:table-cell table:style-name="ce7" office:value-type="string">
            <text:p>Hostname</text:p>
          </table:table-cell>
          <table:table-cell table:style-name="ce7" office:value-type="string">
            <text:p>IP Address</text:p>
          </table:table-cell>
          <table:table-cell table:style-name="ce8" office:value-type="string">
            <text:p>Port</text:p>
          </table:table-cell>
          <table:table-cell table:style-name="ce1" office:value-type="string">
            <text:p>Install Path</text:p>
          </table:table-cell>
          <table:table-cell table:style-name="ce1" office:value-type="string">
            <text:p>Credentials</text:p>
          </table:table-cell>
          <table:table-cell table:style-name="ce7" office:value-type="string">
            <text:p>JDBC UR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Progress OpenEdge</text:p>
          </table:table-cell>
          <table:table-cell table:style-name="ce5" office:value-type="string">
            <text:p>10.1C</text:p>
          </table:table-cell>
          <table:table-cell office:value-type="string">
            <text:p>WinXP</text:p>
          </table:table-cell>
          <table:table-cell office:value-type="string">
            <text:p>rob-ia6s9z4nquo</text:p>
          </table:table-cell>
          <table:table-cell table:style-name="ce3" office:value-type="string">
            <text:p>10.0.1.42</text:p>
          </table:table-cell>
          <table:table-cell table:style-name="ce9" office:value-type="float" office:value="20937">
            <text:p>20937</text:p>
          </table:table-cell>
          <table:table-cell table:style-name="ce10" office:value-type="string">
            <text:p>c:\tools\progress</text:p>
          </table:table-cell>
          <table:table-cell table:style-name="ce10" office:value-type="string">
            <text:p>manningr/password</text:p>
          </table:table-cell>
          <table:table-cell office:value-type="string">
            <text:p>jdbc:datadirect:openedge://10.0.1.42:20937;DATABASENAME=dbcopysrc</text:p>
          </table:table-cell>
        </table:table-row>
        <table:table-row table:style-name="ro1">
          <table:table-cell office:value-type="string">
            <text:p>Progress OpenEdge</text:p>
          </table:table-cell>
          <table:table-cell office:value-type="string">
            <text:p>10.1C</text:p>
          </table:table-cell>
          <table:table-cell office:value-type="string">
            <text:p>WinXP</text:p>
          </table:table-cell>
          <table:table-cell office:value-type="string">
            <text:p>rob-ia6s9z4nquo</text:p>
          </table:table-cell>
          <table:table-cell table:style-name="ce3" office:value-type="string">
            <text:p>10.0.1.42</text:p>
          </table:table-cell>
          <table:table-cell office:value-type="float" office:value="20935">
            <text:p>20935</text:p>
          </table:table-cell>
          <table:table-cell office:value-type="string">
            <text:p>c:\tools\progress</text:p>
          </table:table-cell>
          <table:table-cell office:value-type="string">
            <text:p>manningr/password</text:p>
          </table:table-cell>
          <table:table-cell office:value-type="string">
            <text:p>jdbc:datadirect:openedge://10.0.1.42:20935;DATABASENAME=dbcopydest</text:p>
          </table:table-cell>
        </table:table-row>
        <table:table-row table:style-name="ro5">
          <table:table-cell table:style-name="ce2" office:value-type="string">
            <text:p>SQLServer 2005 Express Edition</text:p>
          </table:table-cell>
          <table:table-cell table:style-name="ce5" office:value-type="string">
            <text:p>9.00.3042</text:p>
          </table:table-cell>
          <table:table-cell office:value-type="string">
            <text:p>WinXP</text:p>
          </table:table-cell>
          <table:table-cell office:value-type="string">
            <text:p>rob-ia6s9z4nquo</text:p>
          </table:table-cell>
          <table:table-cell table:style-name="ce3" office:value-type="string">
            <text:p>10.0.1.42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C:\Program Files\Microsoft SQL Server\MSSQL.1\MSSQ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2\1433:1433;selectMethod=direct;lastUpdateCount=true;loginTimeout=30;</text:p>
          </table:table-cell>
        </table:table-row>
        <table:table-row table:style-name="ro1">
          <table:table-cell table:style-name="ce2"/>
          <table:table-cell table:style-name="ce5"/>
          <table:table-cell table:number-columns-repeated="2"/>
          <table:table-cell table:style-name="ce3"/>
          <table:table-cell table:style-name="ce9"/>
          <table:table-cell table:style-name="ce10" table:number-columns-repeated="2"/>
          <table:table-cell/>
        </table:table-row>
        <table:table-row table:style-name="ro1">
          <table:table-cell table:style-name="ce2" office:value-type="string">
            <text:p>PostgreSQL</text:p>
          </table:table-cell>
          <table:table-cell table:style-name="ce5" office:value-type="string">
            <text:p>8.3.1</text:p>
          </table:table-cell>
          <table:table-cell office:value-type="string">
            <text:p>WinXP</text:p>
          </table:table-cell>
          <table:table-cell office:value-type="string">
            <text:p>rob-ia6s9z4nquo</text:p>
          </table:table-cell>
          <table:table-cell table:style-name="ce3" office:value-type="string">
            <text:p>10.0.1.42</text:p>
          </table:table-cell>
          <table:table-cell table:style-name="ce9" office:value-type="float" office:value="5432">
            <text:p>5432</text:p>
          </table:table-cell>
          <table:table-cell table:style-name="ce11" office:value-type="string">
            <text:p>C:\PostgreSQL8.3</text:p>
          </table:table-cell>
          <table:table-cell table:style-name="ce10" office:value-type="string">
            <text:p>dbcopy/password</text:p>
          </table:table-cell>
          <table:table-cell table:style-name="ce12" office:value-type="string">
            <text:p>jdbc:postgresql://10.0.1.42:5432/dbcopydest</text:p>
          </table:table-cell>
        </table:table-row>
        <table:table-row table:style-name="ro1" table:number-rows-repeated="6552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in2K" table:style-name="ta1" table:print="false">
        <office:forms form:automatic-focus="false" form:apply-design-mode="false"/>
        <table:table-column table:style-name="co9" table:number-columns-repeated="4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ce10"/>
        <table:table-column table:style-name="co22" table:default-cell-style-name="Default"/>
        <table:table-column table:style-name="co23" table:default-cell-style-name="Default"/>
        <table:table-row table:style-name="ro2">
          <table:table-cell table:style-name="ce1" office:value-type="string">
            <text:p>Database Name</text:p>
          </table:table-cell>
          <table:table-cell table:style-name="ce4" office:value-type="string">
            <text:p>Version</text:p>
          </table:table-cell>
          <table:table-cell table:style-name="ce7" office:value-type="string">
            <text:p>OS</text:p>
          </table:table-cell>
          <table:table-cell table:style-name="ce7" office:value-type="string">
            <text:p>Hostname</text:p>
          </table:table-cell>
          <table:table-cell table:style-name="ce7" office:value-type="string">
            <text:p>IP Address</text:p>
          </table:table-cell>
          <table:table-cell table:style-name="ce8" office:value-type="string">
            <text:p>Port</text:p>
          </table:table-cell>
          <table:table-cell table:style-name="ce1" office:value-type="string">
            <text:p>Install Path</text:p>
          </table:table-cell>
          <table:table-cell table:style-name="ce1" office:value-type="string">
            <text:p>Credentials</text:p>
          </table:table-cell>
          <table:table-cell table:style-name="ce7" office:value-type="string">
            <text:p>JDBC URL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style-name="ce2" office:value-type="string">
            <text:p>MySQL</text:p>
          </table:table-cell>
          <table:table-cell table:style-name="ce14" office:value-type="string">
            <text:p>4.1.22</text:p>
          </table:table-cell>
          <table:table-cell table:style-name="ce3" office:value-type="string">
            <text:p>Win2K Pro</text:p>
          </table:table-cell>
          <table:table-cell table:style-name="ce3"/>
          <table:table-cell table:style-name="ce3" office:value-type="string">
            <text:p>10.0.1.43</text:p>
          </table:table-cell>
          <table:table-cell table:style-name="ce15" office:value-type="float" office:value="3306">
            <text:p>3306</text:p>
          </table:table-cell>
          <table:table-cell office:value-type="string">
            <text:p>c:\tools\MySQL_Server_4.1</text:p>
          </table:table-cell>
          <table:table-cell table:style-name="ce10" office:value-type="string">
            <text:p>root/password; dbcopy/password</text:p>
          </table:table-cell>
          <table:table-cell office:value-type="string">
            <text:p>jdbc:mysql://10.0.1.43:3306/dbcopydest</text:p>
          </table:table-cell>
        </table:table-row>
        <table:table-row table:style-name="ro1" table:number-rows-repeated="6553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LES9" table:style-name="ta1" table:print="false">
        <office:forms form:automatic-focus="false" form:apply-design-mode="false"/>
        <table:table-column table:style-name="co9" table:default-cell-style-name="ce1"/>
        <table:table-column table:style-name="co9" table:default-cell-style-name="Default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9" table:default-cell-style-name="ce8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row table:style-name="ro2">
          <table:table-cell office:value-type="string">
            <text:p>Database Name</text:p>
          </table:table-cell>
          <table:table-cell table:style-name="ce4" office:value-type="string">
            <text:p>Version</text:p>
          </table:table-cell>
          <table:table-cell office:value-type="string">
            <text:p>OS</text:p>
          </table:table-cell>
          <table:table-cell office:value-type="string">
            <text:p>Hostname</text:p>
          </table:table-cell>
          <table:table-cell office:value-type="string">
            <text:p>IP Address</text:p>
          </table:table-cell>
          <table:table-cell office:value-type="string">
            <text:p>Port</text:p>
          </table:table-cell>
          <table:table-cell table:style-name="ce1" office:value-type="string">
            <text:p>Install Path</text:p>
          </table:table-cell>
          <table:table-cell table:style-name="ce1" office:value-type="string">
            <text:p>Credentials</text:p>
          </table:table-cell>
          <table:table-cell table:style-name="ce7" office:value-type="string">
            <text:p>JDBC URL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" office:value-type="string">
            <text:p>Informix</text:p>
          </table:table-cell>
          <table:table-cell office:value-type="string">
            <text:p>10.00.UC6E</text:p>
          </table:table-cell>
          <table:table-cell table:style-name="ce3" office:value-type="string">
            <text:p>Suse</text:p>
          </table:table-cell>
          <table:table-cell table:style-name="ce3" office:value-type="string">
            <text:p>dbserver-suse</text:p>
          </table:table-cell>
          <table:table-cell table:style-name="ce3" office:value-type="string">
            <text:p>10.0.1.44</text:p>
          </table:table-cell>
          <table:table-cell table:style-name="ce3" office:value-type="float" office:value="9088">
            <text:p>9088</text:p>
          </table:table-cell>
          <table:table-cell office:value-type="string">
            <text:p>/opt/informix</text:p>
          </table:table-cell>
          <table:table-cell office:value-type="string">
            <text:p>informix/password</text:p>
          </table:table-cell>
          <table:table-cell office:value-type="string">
            <text:p>jdbc:informix-sqli://192.168.1.137:9088/ansidb:INFORMIXSERVER=demo_on</text:p>
          </table:table-cell>
        </table:table-row>
      </table:table>
      <table:table table:name="Mac" table:style-name="ta1" table:print="false">
        <table:table-column table:style-name="co9" table:default-cell-style-name="Default"/>
        <table:table-column table:style-name="co29" table:default-cell-style-name="ce4"/>
        <table:table-column table:style-name="co30" table:default-cell-style-name="Default"/>
        <table:table-column table:style-name="co9" table:default-cell-style-name="ce7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table:style-name="ce1" office:value-type="string">
            <text:p>Database Name</text:p>
          </table:table-cell>
          <table:table-cell office:value-type="string">
            <text:p>Version</text:p>
          </table:table-cell>
          <table:table-cell table:style-name="ce7" office:value-type="string">
            <text:p>OS</text:p>
          </table:table-cell>
          <table:table-cell office:value-type="string">
            <text:p>Hostname</text:p>
          </table:table-cell>
          <table:table-cell office:value-type="string">
            <text:p>IP Address</text:p>
          </table:table-cell>
          <table:table-cell table:style-name="ce8" office:value-type="string">
            <text:p>Port</text:p>
          </table:table-cell>
          <table:table-cell table:style-name="ce1" office:value-type="string">
            <text:p>Install Path</text:p>
          </table:table-cell>
          <table:table-cell table:style-name="ce1" office:value-type="string">
            <text:p>Credentials</text:p>
          </table:table-cell>
          <table:table-cell table:style-name="ce7" office:value-type="string">
            <text:p>JDBC URL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Frontbase</text:p>
          </table:table-cell>
          <table:table-cell table:style-name="ce16" office:value-type="date" office:date-value="2008-04-02">
            <text:p>04/02/08</text:p>
          </table:table-cell>
          <table:table-cell office:value-type="string">
            <text:p>OS X 10.5</text:p>
          </table:table-cell>
          <table:table-cell table:style-name="ce3" office:value-type="string">
            <text:p>mac</text:p>
          </table:table-cell>
          <table:table-cell table:style-name="ce3" office:value-type="string">
            <text:p>10.0.1.10</text:p>
          </table:table-cell>
          <table:table-cell office:value-type="string">
            <text:p>60267/60271</text:p>
          </table:table-cell>
          <table:table-cell office:value-type="string">
            <text:p>/Library/FrontBase</text:p>
          </table:table-cell>
          <table:table-cell office:value-type="string">
            <text:p>dbcopy/ </text:p>
          </table:table-cell>
          <table:table-cell office:value-type="string">
            <text:p>jdbc:FrontBase://10.0.1.10/dbcopydest</text:p>
          </table:table-cell>
        </table:table-row>
      </table:table>
      <table:table table:name="WinNT4" table:style-name="ta1" table:print="false">
        <office:forms form:automatic-focus="false" form:apply-design-mode="false"/>
        <table:table-column table:style-name="co9" table:default-cell-style-name="ce1"/>
        <table:table-column table:style-name="co9" table:default-cell-style-name="ce4"/>
        <table:table-column table:style-name="co9" table:default-cell-style-name="ce7"/>
        <table:table-column table:style-name="co36" table:default-cell-style-name="ce7"/>
        <table:table-column table:style-name="co9" table:default-cell-style-name="ce7"/>
        <table:table-column table:style-name="co9" table:default-cell-style-name="ce8"/>
        <table:table-column table:style-name="co37" table:default-cell-style-name="ce1"/>
        <table:table-column table:style-name="co38" table:default-cell-style-name="ce1"/>
        <table:table-column table:style-name="co39" table:default-cell-style-name="Default"/>
        <table:table-row table:style-name="ro2">
          <table:table-cell office:value-type="string">
            <text:p>Database Name</text:p>
          </table:table-cell>
          <table:table-cell office:value-type="string">
            <text:p>Version</text:p>
          </table:table-cell>
          <table:table-cell office:value-type="string">
            <text:p>OS</text:p>
          </table:table-cell>
          <table:table-cell office:value-type="string">
            <text:p>Hostname</text:p>
          </table:table-cell>
          <table:table-cell office:value-type="string">
            <text:p>IP Address</text:p>
          </table:table-cell>
          <table:table-cell office:value-type="string">
            <text:p>Port</text:p>
          </table:table-cell>
          <table:table-cell office:value-type="string">
            <text:p>Install Path</text:p>
          </table:table-cell>
          <table:table-cell office:value-type="string">
            <text:p>Credentials</text:p>
          </table:table-cell>
          <table:table-cell table:style-name="ce7" office:value-type="string">
            <text:p>JDBC URL</text:p>
          </table:table-cell>
        </table:table-row>
        <table:table-row table:style-name="ro1">
          <table:table-cell table:style-name="Default" table:number-columns-repeated="8"/>
          <table:table-cell/>
        </table:table-row>
        <table:table-row table:style-name="ro3">
          <table:table-cell table:style-name="ce2" office:value-type="string">
            <text:p>SQLServer 2000 Eval Edition</text:p>
          </table:table-cell>
          <table:table-cell table:style-name="ce5" office:value-type="string">
            <text:p>8.0.194</text:p>
          </table:table-cell>
          <table:table-cell table:style-name="ce3" office:value-type="string">
            <text:p>WinNT 4</text:p>
          </table:table-cell>
          <table:table-cell table:style-name="ce3" office:value-type="string">
            <text:p>dbservernt</text:p>
          </table:table-cell>
          <table:table-cell table:style-name="ce3" office:value-type="string">
            <text:p>10.0.1.45</text:p>
          </table:table-cell>
          <table:table-cell table:style-name="ce9" office:value-type="float" office:value="1433">
            <text:p>1433</text:p>
          </table:table-cell>
          <table:table-cell table:style-name="ce10" office:value-type="string">
            <text:p>E:\SQLServer_2000_Eval\data</text:p>
          </table:table-cell>
          <table:table-cell table:style-name="ce10" office:value-type="string">
            <text:p>dbcopy/password</text:p>
          </table:table-cell>
          <table:table-cell office:value-type="string">
            <text:p>jdbc:sqlserver://10.0.1.45:1433/database=dbcopydest</text:p>
          </table:table-cell>
        </table:table-row>
      </table:table>
      <table:database-ranges>
        <table:database-range table:target-range-address="'All Databases'.A3:'All Databases'.I17" table:contains-header="false">
          <table:sort table:bind-styles-to-content="false"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3">06/03/2008</text:date>, <text:time>23:5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Rob Manning</meta:initial-creator>
    <meta:creation-date>2008-02-09T19:41:09</meta:creation-date>
    <dc:creator>Rob Manning</dc:creator>
    <dc:date>2008-06-03T23:58:01</dc:date>
    <meta:editing-cycles>65</meta:editing-cycles>
    <meta:editing-duration>P50DT14H59M40S</meta:editing-duration>
    <meta:user-defined meta:name="Info 1"/>
    <meta:user-defined meta:name="Info 2"/>
    <meta:user-defined meta:name="Info 3"/>
    <meta:user-defined meta:name="Info 4"/>
    <meta:document-statistic meta:table-count="7" meta:cell-count="578"/>
  </office:meta>
</office:document-meta>
</file>